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racleCallMetaDataProvider.metaDataCatalogNameToUse( @ Nullable String catalog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acleCallMetaDataProvider.metaDataSchemaNameToUse( @ Nullable String schema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acleCallMetaDataProvider.isReturnResultSetSuppo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acleCallMetaDataProvider.OracleCallMetaDataProvider( DatabaseMetaData databaseMeta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acleCallMetaDataProvider.getRefCursorSql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acleCallMetaDataProvider.createDefaultOutParameter( String parameterName , CallParameterMetaData meta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OracleCallMetaDataProvider.isRefCursorSuppo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